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UnitJupiterAutowiredConstructorInjectionTests.applicationContext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JupiterAutowiredConstructorInjectionTests.propertyPlaceholder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JupiterAutowiredConstructorInjectionTests.SpringJUnitJupiterAutowiredConstructorInjectionTests( ApplicationContext applicationContext , Person dilbert , Dog dog , @ Value ( "${enigma}" ) Integer enig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JUnitJupiterAutowiredConstructorInjectionTests.beans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